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e9bd" officeooo:paragraph-rsid="001be9b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e9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7th</text:span> of <text:span text:style-name="T5">June</text:span> 202<text:span text:style-name="T5">3</text:span> under the <text:span text:style-name="T5">31st</text:span> PA Meeting.</text:p>
      <text:p text:style-name="P1"/>
      <text:p text:style-name="P1">The Assembly, recognising the current situation,</text:p>
      <text:p text:style-name="P1"/>
      <text:p text:style-name="P4">Constitutes the need to remove Solar_Porpoise from the ACotCotS as they are inactive and have recently left the server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4">lemongrassjam</text:p>
      <text:p text:style-name="P4">Thanster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1-3: To remove Solar_Porpoise from the ACotCot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22:10:39.930587159</dc:date>
    <meta:editing-duration>PT5M22S</meta:editing-duration>
    <meta:editing-cycles>6</meta:editing-cycles>
    <meta:generator>LibreOffice/7.5.4.2$Linux_X86_64 LibreOffice_project/f5df176c80caea84288e6d2ddbbc413e4968a422</meta:generator>
    <meta:document-statistic meta:table-count="0" meta:image-count="0" meta:object-count="0" meta:page-count="1" meta:paragraph-count="11" meta:word-count="57" meta:character-count="388" meta:non-whitespace-character-count="342"/>
  </office:meta>
</office:document-meta>
</file>